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king and Baking</text:p>
      <text:p text:style-name="P2">by Elizabeth Cook</text:p>
      <text:p text:style-name="P2"/>
      <text:p text:style-name="P3">Recipe 1:<text:line-break/><text:span text:style-name="T1">Sprinkilized Popcorn </text:span></text:p>
      <text:p text:style-name="P3"><text:span text:style-name="T1"><text:line-break/></text:span>Ingredients:</text:p>
      <text:p text:style-name="P3"><text:line-break/>1 bag of popped microwave popcorn<text:line-break/>1/2 cup of white chocolate chips<text:line-break/>any amount of sprinkles that you would like<text:line-break/>Directions:<text:line-break/>1) Melt chocolate chips in microwave safe bowl. (melt in 30 second increments (30 sec in Microwave, then take out and stir, then put back in Microwave and repeat until melted))</text:p>
      <text:list xml:id="list28643352" text:style-name="L1">
        <text:list-item>
          <text:p text:style-name="P4">Drizzle the melted chocolate over the popcorn (the popcorn is in a bowl. a BIG bowl). Then stir the popcorn and chocolate together with a rubber spatula.</text:p>
        </text:list-item>
        <text:list-item>
          <text:p text:style-name="P4"><text:line-break/>3) Once they are combined, Sprinkle sprinkles to your taste. Next, lay out on waxed paper to let dry. Then EAT!<text:line-break/> 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2-09T08:46:21.57</meta:creation-date>
    <meta:document-statistic meta:table-count="0" meta:image-count="0" meta:object-count="0" meta:page-count="1" meta:paragraph-count="7" meta:word-count="113" meta:character-count="651"/>
    <dc:date>2013-02-09T08:49:10.83</dc:date>
    <dc:creator>Isadora White</dc:creator>
    <meta:editing-duration>PT2M49S</meta:editing-duration>
    <meta:editing-cycles>1</meta:editing-cycles>
    <meta:generator>OpenOffice.org/3.3$Win32 OpenOffice.org_project/330m20$Build-9567</meta:generator>
  </office:meta>
</office:document-meta>
</file>